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30000040BC5FDF985BE2AF8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384cm" draw:z-index="0"><draw:image xlink:href="Pictures/10000000000007530000040BC5FDF985BE2AF8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9:11:41.539240798</meta:creation-date>
    <dc:date>2025-02-28T09:12:56.224262627</dc:date>
    <meta:editing-duration>PT1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